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Horizontal_20_Line">
      <style:paragraph-properties fo:margin-top="0in" fo:margin-bottom="0in"/>
    </style:style>
    <style:style style:name="P3" style:family="paragraph" style:parent-style-name="Text_20_body">
      <style:text-properties fo:font-style="italic" style:font-style-asian="italic" style:font-style-complex="italic"/>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paragraph-properties fo:margin-top="0in" fo:margin-bottom="0in"/>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T1" style:family="text">
      <style:text-properties style:font-name="Courier New" style:font-name-asian="Courier New" style:font-name-complex="Courier New"/>
    </style:style>
    <style:style style:name="T2" style:family="text">
      <style:text-properties style:font-name="CMU Serif Extra"/>
    </style:style>
    <style:style style:name="T3" style:family="text">
      <style:text-properties style:font-name="CMU Serif Extra" fo:font-weight="bold" style:font-weight-asian="bold" style:font-weight-complex="bold"/>
    </style:style>
    <style:style style:name="T4" style:family="text">
      <style:text-properties style:font-name="CMU Serif3" fo:font-weight="bold" style:font-weight-asian="bold" style:font-weight-complex="bold"/>
    </style:style>
    <style:style style:name="T5" style:family="text">
      <style:text-properties style:text-position="super 58%"/>
    </style:style>
    <style:style style:name="T6" style:family="text">
      <style:text-properties style:font-name="CMU Serif Extra1"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text:start-value="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BTCR DID Resolver Specification</text:p>
      <text:p text:style-name="Heading_20_1a_20_Sub_20_WoT">A DID Update from Rebooting the Web of Trust VI</text:p>
      <text:p text:style-name="Heading_20_1b_20_Sub_20_Author">By Kim Hamilton Duffy, Christopher Allen, Ryan Grant, and Dan Pape</text:p>
      <text:p text:style-name="Text_20_body">This describes the process of resolving a BTCR DID into a DID Document. The draft reference implementation is available at https://github.com/WebOfTrustInfo/btcr-did-tools-js (see didFormatter.js). Note that not all steps described in this document are implemented yet.</text:p>
      <text:p text:style-name="Text_20_body"><text:a xlink:type="simple" xlink:href="https://weboftrustinfo.github.io/btcr-tx-playground.github.io/" text:style-name="Internet_20_link" text:visited-style-name="Visited_20_Internet_20_Link"><text:span text:style-name="Definition">See the BTCR playground</text:span></text:a> for a live demonstration. The BTCR playground uses the draft reference implementation BTCR DID resolver.</text:p>
      <text:h text:style-name="Heading_20_2" text:outline-level="2">Input: BTCR DID</text:h>
      <text:p text:style-name="First_20_paragraph">The input to a BTCR DID resolver is a BTCR DID.</text:p>
      <text:p text:style-name="Preformatted_20_Text">Format: <text:s/>did:btcr:&lt;specific-idstring&gt;</text:p>
      <text:p text:style-name="Preformatted_20_Text">Example: did:btcr:xkyt-fzgq-qq87-xnhn</text:p>
      <text:h text:style-name="Heading_20_2" text:outline-level="2"/>
      <text:h text:style-name="Heading_20_2" text:outline-level="2">Resolution Phase 1: Construct "implicit" DID document</text:h>
      <text:h text:style-name="Heading_20_3" text:outline-level="3">Terminology</text:h>
      <text:list xml:id="list3571565335403110747" text:style-name="L1">
        <text:list-item>
          <text:p text:style-name="P4">"Extended transaction reference": refers to our specific transaction reference customizations for the BTCR DID method spec <text:a xlink:type="simple" xlink:href="https://github.com/w3c-ccg/didm-btcr/issues/1" text:style-name="Internet_20_link" text:visited-style-name="Visited_20_Internet_20_Link"><text:span text:style-name="Definition">Issue #1</text:span></text:a></text:p>
        </text:list-item>
        <text:list-item>
          <text:p text:style-name="P4">"txref-ext": abbreviation for above</text:p>
        </text:list-item>
        <text:list-item>
          <text:p text:style-name="P4">"Constructed" DID Document: what the resolver generates</text:p>
        </text:list-item>
        <text:list-item>
          <text:p text:style-name="P4">"Continuation" DID Document: a referenced DID document to be merged into the constructed DID document</text:p>
          <text:list text:style-name="L2">
            <text:list-item>
              <text:p text:style-name="P5"><draw:frame draw:style-name="fr1" draw:name="graphics1" text:anchor-type="paragraph" svg:x="0.0098in" svg:y="0.3902in" svg:width="7in" svg:height="2.0764in" draw:z-index="0"><draw:image xlink:href="../../../../../Dropbox/Skotos-%20Chris/Privacy%20:%20Security/-Logos/sponsors-rwt6.png" xlink:type="simple" xlink:show="embed" xlink:actuate="onLoad"/></draw:frame><text:a xlink:type="simple" xlink:href="https://w3c-ccg.github.io/did-spec/#did-fragments" text:style-name="Internet_20_link" text:visited-style-name="Visited_20_Internet_20_Link"><text:span text:style-name="Definition">spec</text:span></text:a></text:p>
            </text:list-item>
          </text:list>
        </text:list-item>
      </text:list>
      <text:h text:style-name="Heading_20_3" text:outline-level="3"><text:soft-page-break/>Goal</text:h>
      <text:p text:style-name="First_20_paragraph">This phase constructs the "implicit" DID Document from Bitcoin transaction data.</text:p>
      <text:h text:style-name="Heading_20_3" text:outline-level="3">Steps</text:h>
      <text:list xml:id="list7693914328590174068" text:style-name="L3">
        <text:list-item>
          <text:p text:style-name="P6">Confirm <text:span text:style-name="T1">method</text:span> from the DID is <text:span text:style-name="T1">btcr</text:span>. Fail if not</text:p>
        </text:list-item>
        <text:list-item>
          <text:p text:style-name="P6">From the BTCR DID, extract the extended transaction reference: this is the <text:span text:style-name="T1">&lt;specific-idstring&gt;</text:span> component of <text:span text:style-name="T1">did:btcr:&lt;specific-idstring&gt;</text:span> = <text:span text:style-name="T1">did:btcr:&lt;TXREF-EXT(TX)&gt;</text:span></text:p>
        </text:list-item>
        <text:list-item>
          <text:p text:style-name="P6">Extract transaction details from the txref-ext encoding:</text:p>
          <text:list text:style-name="L4">
            <text:list-item>
              <text:p text:style-name="P7">txref-ext encodes these transaction details:</text:p>
              <text:list text:style-name="L5">
                <text:list-item>
                  <text:p text:style-name="P8">bitcoin network (mainnet, testnet, ..)</text:p>
                </text:list-item>
                <text:list-item>
                  <text:p text:style-name="P8">the transaction block height and position</text:p>
                </text:list-item>
              </text:list>
            </text:list-item>
            <text:list-item>
              <text:p text:style-name="P7">Example: in the <text:a xlink:type="simple" xlink:href="https://weboftrustinfo.github.io/btcr-tx-playground.github.io/" text:style-name="Internet_20_link" text:visited-style-name="Visited_20_Internet_20_Link"><text:span text:style-name="Definition">BTCR Playground</text:span></text:a> note that <text:span text:style-name="T1">did:btcr:xkyt-fzgq-qq87-xnhn</text:span> resolves to:</text:p>
              <text:list text:style-name="L6">
                <text:list-item>
                  <text:p text:style-name="P9">network = testnet3</text:p>
                </text:list-item>
                <text:list-item>
                  <text:p text:style-name="P9">transaction id = 67c0ee676221d9e0e08b98a55a8bf8add9cba854f13dda393e38ffa1b982b833</text:p>
                </text:list-item>
                <text:list-item>
                  <text:p text:style-name="P9">blockheight = 1201739, position = 2</text:p>
                </text:list-item>
              </text:list>
            </text:list-item>
            <text:list-item>
              <text:p text:style-name="P7">Reference implementation: https://github.com/WebOfTrustInfo/txref-conversion-js</text:p>
              <text:list text:style-name="L7">
                <text:list-item>
                  <text:p text:style-name="P10">Note that txref-ext deviates from txrefs <text:a xlink:type="simple" xlink:href="https://github.com/w3c-ccg/didm-btcr/issues/1" text:style-name="Internet_20_link" text:visited-style-name="Visited_20_Internet_20_Link"><text:span text:style-name="Definition">Issue #1</text:span></text:a></text:p>
                  <text:list text:style-name="L8">
                    <text:list-item>
                      <text:p text:style-name="P11">The most significant difference at the moment is that the network prefix is removed. So for example, a txref of <text:span text:style-name="T1">txtest1-xkyt-fzgq-qq87-xnhn</text:span> converts to a txref-ext of <text:span text:style-name="T1">xkyt-fzgq-qq87-xnhn</text:span>.</text:p>
                    </text:list-item>
                    <text:list-item>
                      <text:p text:style-name="P11">For now, calling libraries handle this conversion by adding back the txref prefix. In the <text:a xlink:type="simple" xlink:href="https://github.com/WebOfTrustInfo/btcr-did-tools-js" text:style-name="Internet_20_link" text:visited-style-name="Visited_20_Internet_20_Link"><text:span text:style-name="Definition">btcr-did-tools library</text:span></text:a>, see <text:a xlink:type="simple" xlink:href="https://github.com/WebOfTrustInfo/btcr-did-tools-js/blob/master/util.js#L22" text:style-name="Internet_20_link" text:visited-style-name="Visited_20_Internet_20_Link"><text:span text:style-name="Definition">util.ensureTxref</text:span></text:a></text:p>
                    </text:list-item>
                  </text:list>
                </text:list-item>
              </text:list>
            </text:list-item>
          </text:list>
        </text:list-item>
        <text:list-item>
          <text:p text:style-name="P6">Look up transaction by height and position. Is the transaction output spent?</text:p>
          <text:list text:style-name="L9">
            <text:list-item>
              <text:p text:style-name="P12">no: this is the latest version of the DID. From this we can construct the DID Document</text:p>
            </text:list-item>
            <text:list-item>
              <text:p text:style-name="P12">yes: keep following transaction chain until the latest with an unspent output is found</text:p>
            </text:list-item>
          </text:list>
        </text:list-item>
        <text:list-item>
          <text:p text:style-name="P6">Extract the hex-encoded public key that signed the transaction and update the DID document with default authentication capability</text:p>
          <text:list text:style-name="L10">
            <text:list-item>
              <text:p text:style-name="P13">Populate the first entry of the <text:span text:style-name="T1">publicKey</text:span> array in the DID document.</text:p>
              <text:list text:style-name="L11">
                <text:list-item>
                  <text:p text:style-name="P14">The <text:span text:style-name="T1">id</text:span> will have a fragment of <text:span text:style-name="T1">#keys-1</text:span>, so that the full <text:span text:style-name="T1">id</text:span> is <text:span text:style-name="T1">did:btcr:&lt;specific-idstring&gt;#keys-1</text:span>. This is a BTCR method spec convention that <text:span text:style-name="T1">#keys-1</text:span> corresponds to the transaction signing key. We'll see in the next section that overriding this path in the supplementary DID document data is not allowed</text:p>
                </text:list-item>
                <text:list-item>
                  <text:p text:style-name="P14">Encode the key material according to the <text:a xlink:type="simple" xlink:href="https://w3c-dvcg.github.io/lds-koblitz2016/" text:style-name="Internet_20_link" text:visited-style-name="Visited_20_Internet_20_Link"><text:span text:style-name="Definition">Koblitz Elliptic Curve Signature 2016</text:span></text:a> signature suite. <text:a xlink:type="simple" xlink:href="https://github.com/w3c-ccg/didm-btcr/issues/5" text:style-name="Internet_20_link" text:visited-style-name="Visited_20_Internet_20_Link"><text:span text:style-name="Definition">Issue #5</text:span></text:a></text:p>
                </text:list-item>
              </text:list>
            </text:list-item>
            <text:list-item>
              <text:p text:style-name="P13">Populate the first entry of the <text:span text:style-name="T1">authentication</text:span> array in the DID document, referencing the key above</text:p>
            </text:list-item>
            <text:list-item>
              <text:p text:style-name="P13">Alternate representation note: a public key can be inlined if there is only one reference in the DID document (as opposed to the representation above, in which there is a <text:span text:style-name="T1">publicKey</text:span> array and a reference from <text:span text:style-name="T1">authentication</text:span>)</text:p>
            </text:list-item>
          </text:list>
        </text:list-item>
        <text:list-item>
          <text:p text:style-name="P6">If the transaction contains an <text:span text:style-name="T1">OP_RETURN</text:span> field, populate the <text:span text:style-name="T1">serviceEndpoint</text:span> in the DID document. This is assumed to reference supplementary DID document data</text:p>
          <text:list text:style-name="L12">
            <text:list-item>
              <text:p text:style-name="P15">Add an entry to the <text:span text:style-name="T1">service</text:span> section of the DID document</text:p>
              <text:list text:style-name="L13">
                <text:list-item>
                  <text:p text:style-name="P16"><text:span text:style-name="T1">type</text:span> is <text:span text:style-name="T1">BTCREndpoint</text:span></text:p>
                </text:list-item>
                <text:list-item>
                  <text:p text:style-name="P16"><text:soft-page-break/><text:span text:style-name="T1">serviceEndpoint</text:span> is the value in the OP_RETURN field, e.g. "https://github.com/myopreturnpointer"</text:p>
                </text:list-item>
              </text:list>
            </text:list-item>
          </text:list>
        </text:list-item>
        <text:list-item>
          <text:p text:style-name="P6">Add <text:span text:style-name="T1">SatoshiAuditTrail</text:span>, which contains additional metadata available from the Bitcoin transaction.</text:p>
          <text:list text:style-name="L14">
            <text:list-item>
              <text:p text:style-name="P17">This is still being defined; <text:a xlink:type="simple" xlink:href="https://github.com/w3c-ccg/didm-btcr/issues/3" text:style-name="Internet_20_link" text:visited-style-name="Visited_20_Internet_20_Link"><text:span text:style-name="Definition">Issue #3</text:span></text:a></text:p>
            </text:list-item>
          </text:list>
        </text:list-item>
      </text:list>
      <text:p text:style-name="First_20_paragraph"/>
      <text:p text:style-name="First_20_paragraph">If the transaction contained no OP_RETURN data (and therefore no serviceEndpoint was added), the resolution process is done. Otherwise, proceed to phase 2.</text:p>
      <text:h text:style-name="Heading_20_3" text:outline-level="3">Output of Phase 1</text:h>
      <text:p text:style-name="First_20_paragraph">The output of this resolution phase is referred to as the "implicit" DID Document; it is derived exclusively from Bitcoin transaction data.</text:p>
      <text:p text:style-name="Text_20_body">If the transaction has no OP_RETURN data, then the <text:span text:style-name="T1">service</text:span> array would have no entries. The only default capabilities would be to authenticate with the transaction signing key.</text:p>
      <text:p text:style-name="Text_20_body">Example: in the <text:a xlink:type="simple" xlink:href="https://weboftrustinfo.github.io/btcr-tx-playground.github.io/" text:style-name="Internet_20_link" text:visited-style-name="Visited_20_Internet_20_Link"><text:span text:style-name="Definition">BTCR Playground</text:span></text:a> note that <text:span text:style-name="T1">did:btcr:xkyt-fzgq-qq87-xnhn</text:span> Phase 1 output is:</text:p>
      <text:p text:style-name="Preformatted_20_Text">{</text:p>
      <text:p text:style-name="Preformatted_20_Text"><text:s text:c="4"/>"@context": "https://w3id.org/btcr/v1",</text:p>
      <text:p text:style-name="Preformatted_20_Text"><text:s text:c="4"/>"id": "did:btcr:xkyt-fzgq-qq87-xnhn",</text:p>
      <text:p text:style-name="Preformatted_20_Text"><text:s text:c="4"/>"publicKey": [</text:p>
      <text:p text:style-name="Preformatted_20_Text"><text:s text:c="8"/>{</text:p>
      <text:p text:style-name="Preformatted_20_Text"><text:s text:c="12"/>"id": "did:btcr:xkyt-fzgq-qq87-xnhn#keys-1",</text:p>
      <text:p text:style-name="Preformatted_20_Text"><text:s text:c="12"/>"owner": "did:btcr:xkyt-fzgq-qq87-xnhn",</text:p>
      <text:p text:style-name="Preformatted_20_Text"><text:s text:c="12"/>"type": "EdDsaSAPublicKeySecp256k1",</text:p>
      <text:p text:style-name="Preformatted_20_Text"><text:s text:c="12"/>"publicKeyHex": "0280e0b456b9e97eecb8028215664c5b99ffa79628b60798edd9d562c6db1e4f85"</text:p>
      <text:p text:style-name="Preformatted_20_Text"><text:s text:c="8"/>}</text:p>
      <text:p text:style-name="Preformatted_20_Text"><text:s text:c="4"/>],</text:p>
      <text:p text:style-name="Preformatted_20_Text"><text:s text:c="4"/>"authentication": [</text:p>
      <text:p text:style-name="Preformatted_20_Text"><text:s text:c="8"/>{</text:p>
      <text:p text:style-name="Preformatted_20_Text"><text:s text:c="12"/>"type": "EdDsaSAPublicKeySecp256k1Authentication",</text:p>
      <text:p text:style-name="Preformatted_20_Text"><text:s text:c="12"/>"publicKey": "#keys-1"</text:p>
      <text:p text:style-name="Preformatted_20_Text"><text:s text:c="8"/>}</text:p>
      <text:p text:style-name="Preformatted_20_Text"><text:s text:c="4"/>],</text:p>
      <text:p text:style-name="Preformatted_20_Text"><text:s text:c="4"/>"service": [</text:p>
      <text:p text:style-name="Preformatted_20_Text"><text:s text:c="8"/>{</text:p>
      <text:p text:style-name="Preformatted_20_Text"><text:s text:c="12"/>"type": "BTCREndpoint",</text:p>
      <text:p text:style-name="Preformatted_20_Text"><text:s text:c="12"/>"serviceEndpoint": "https://raw.githubusercontent.com/kimdhamilton/did/master/ddo.jsonld"</text:p>
      <text:p text:style-name="Preformatted_20_Text"><text:s text:c="8"/>}</text:p>
      <text:p text:style-name="Preformatted_20_Text"><text:s text:c="4"/>],</text:p>
      <text:p text:style-name="Preformatted_20_Text"><text:s text:c="4"/>"SatoshiAuditTrail": [</text:p>
      <text:p text:style-name="Preformatted_20_Text"><text:s text:c="8"/>{</text:p>
      <text:p text:style-name="Preformatted_20_Text"><text:s text:c="12"/>"chain": "testnet",</text:p>
      <text:p text:style-name="Preformatted_20_Text"><text:s text:c="12"/>"blockhash": "0000000000000722ded9d85d67e145ba41c53ef2e8680f75540a08b885febba5",</text:p>
      <text:p text:style-name="Preformatted_20_Text"><text:s text:c="12"/>"blockindex": 2,</text:p>
      <text:p text:style-name="Preformatted_20_Text"><text:s text:c="12"/>"outputindex": 1,</text:p>
      <text:p text:style-name="Preformatted_20_Text"><text:soft-page-break/><text:s text:c="12"/>"blocktime": "2017-09-23T17:27:56.682Z",</text:p>
      <text:p text:style-name="Preformatted_20_Text"><text:s text:c="12"/>"time": 1499501000,</text:p>
      <text:p text:style-name="Preformatted_20_Text"><text:s text:c="12"/>"timereceived": "2017-09-23T17:27:56.682Z",</text:p>
      <text:p text:style-name="Preformatted_20_Text"><text:s text:c="12"/>"burn-fee": -0.05</text:p>
      <text:p text:style-name="Preformatted_20_Text"><text:s text:c="8"/>}</text:p>
      <text:p text:style-name="Preformatted_20_Text"><text:s text:c="4"/>]</text:p>
      <text:p text:style-name="Preformatted_20_Text">}</text:p>
      <text:h text:style-name="Heading_20_2" text:outline-level="2"/>
      <text:h text:style-name="Heading_20_2" text:outline-level="2">Resolution Phase 2: Populate DID document with supplementary DID document data</text:h>
      <text:h text:style-name="Heading_20_3" text:outline-level="3">Steps</text:h>
      <text:list xml:id="list8251622591945545618" text:style-name="L15">
        <text:list-item>
          <text:p text:style-name="P18">Retrieve the continuation DID document from <text:span text:style-name="T1">serviceEndpoint.BTCREndpoint</text:span> and extract the portions of <text:span text:style-name="T1">type</text:span> "DIDDocument". <text:a xlink:type="simple" xlink:href="https://github.com/w3c-ccg/didm-btcr/issues/6" text:style-name="Internet_20_link" text:visited-style-name="Visited_20_Internet_20_Link"><text:span text:style-name="Definition">Issue #6</text:span></text:a></text:p>
          <text:list text:style-name="L16">
            <text:list-item>
              <text:p text:style-name="P19">If URL doesn't exist, ERROR</text:p>
            </text:list-item>
          </text:list>
        </text:list-item>
        <text:list-item>
          <text:p text:style-name="P18">Verify the continuation DID Document <text:a xlink:type="simple" xlink:href="https://github.com/w3c-ccg/didm-btcr/issues/2" text:style-name="Internet_20_link" text:visited-style-name="Visited_20_Internet_20_Link"><text:span text:style-name="Definition">Issue #2</text:span></text:a></text:p>
          <text:list text:style-name="L17">
            <text:list-item>
              <text:p text:style-name="P20">If the content is in an immutable store:</text:p>
              <text:list text:style-name="L18">
                <text:list-item>
                  <text:p text:style-name="P21">full <text:span text:style-name="T1">id</text:span>s are not required (but a fragment is? -- <text:a xlink:type="simple" xlink:href="https://github.com/w3c-ccg/didm-btcr/issues/2" text:style-name="Internet_20_link" text:visited-style-name="Visited_20_Internet_20_Link"><text:span text:style-name="Definition">Issue #2</text:span></text:a>)</text:p>
                </text:list-item>
                <text:list-item>
                  <text:p text:style-name="P21">a signature is not required</text:p>
                </text:list-item>
              </text:list>
            </text:list-item>
            <text:list-item>
              <text:p text:style-name="P20">Otherwise:</text:p>
              <text:list text:style-name="L19">
                <text:list-item>
                  <text:p text:style-name="P22"><text:span text:style-name="T1">id</text:span>s must be fully specified</text:p>
                </text:list-item>
                <text:list-item>
                  <text:p text:style-name="P22">signature is required</text:p>
                </text:list-item>
                <text:list-item>
                  <text:p text:style-name="P22">resolver must check signature</text:p>
                </text:list-item>
              </text:list>
            </text:list-item>
          </text:list>
        </text:list-item>
        <text:list-item>
          <text:p text:style-name="P18">Merge in continuation DID document entries (keys, authorizations, etc -- as appropriate) into the constructed DID document. Additive only!</text:p>
          <text:list text:style-name="L20">
            <text:list-item>
              <text:p text:style-name="P23">Merge items that are part of the DID specification (<text:span text:style-name="T1">publicKey</text:span>, <text:span text:style-name="T1">authentication</text:span>, <text:span text:style-name="T1">service</text:span>) into the constructed DID document by appending their entries to the arrays of the matching term</text:p>
            </text:list-item>
            <text:list-item>
              <text:p text:style-name="P23">If any new <text:span text:style-name="T1">id</text:span>s are already used in the constructed DID document, ERROR</text:p>
            </text:list-item>
            <text:list-item>
              <text:p text:style-name="P23">For immutable stores, merge <text:span text:style-name="T1">id</text:span> fragments with the DID value into the constructed DID document</text:p>
            </text:list-item>
            <text:list-item>
              <text:p text:style-name="P23">Append unknown terms to the constructed DID Document <text:a xlink:type="simple" xlink:href="https://github.com/w3c-ccg/didm-btcr/issues/6" text:style-name="Internet_20_link" text:visited-style-name="Visited_20_Internet_20_Link"><text:span text:style-name="Definition">Issue #6</text:span></text:a></text:p>
            </text:list-item>
          </text:list>
        </text:list-item>
        <text:list-item>
          <text:p text:style-name="P18">Repeat steps 7-9 for additional referenced continuation DID documents</text:p>
          <text:list text:style-name="L21">
            <text:list-item>
              <text:p text:style-name="P24"><text:a xlink:type="simple" xlink:href="https://github.com/w3c-ccg/didm-btcr/issues/4" text:style-name="Internet_20_link" text:visited-style-name="Visited_20_Internet_20_Link"><text:span text:style-name="Definition">Issue #4</text:span></text:a></text:p>
            </text:list-item>
          </text:list>
        </text:list-item>
        <text:list-item>
          <text:p text:style-name="P18">Proposed but not shown here: wrap the DID document in resolver envelope with additional metadata</text:p>
        </text:list-item>
      </text:list>
      <text:h text:style-name="Heading_20_3" text:outline-level="3"/>
      <text:h text:style-name="Heading_20_3" text:outline-level="3">Output of Phase 2</text:h>
      <text:p text:style-name="First_20_paragraph">This resolution phase returns a final constructed JSON-LD DID Document to caller, which can use the keys to authenticate data such as the signature on a verifiable claim, or perform other application tasks.</text:p>
      <text:p text:style-name="Text_20_body">Let's assume the supplementary DID document (from the OP_RETURN data) is stored in an immutable store and contains the following <text:span text:style-name="T1">didDocument</text:span>.</text:p>
      <text:p text:style-name="Preformatted_20_Text"/>
      <text:p text:style-name="P1">{</text:p>
      <text:p text:style-name="Preformatted_20_Text"><text:s text:c="2"/>...</text:p>
      <text:p text:style-name="Preformatted_20_Text"><text:s text:c="2"/>"didDocument": {</text:p>
      <text:p text:style-name="Preformatted_20_Text"><text:s text:c="6"/>"@context": "https://w3id.org/did/v1",</text:p>
      <text:p text:style-name="Preformatted_20_Text"><text:s text:c="6"/>"publicKey": [{</text:p>
      <text:p text:style-name="Preformatted_20_Text"><text:s text:c="8"/>"id": "#keys-2",</text:p>
      <text:p text:style-name="Preformatted_20_Text"><text:s text:c="8"/>"type": "RsaVerificationKey2018",</text:p>
      <text:p text:style-name="Preformatted_20_Text"><text:s text:c="8"/>"publicKeyPem": "-----BEGIN PUBLIC KEY...END PUBLIC KEY-----\r\n"</text:p>
      <text:p text:style-name="Preformatted_20_Text"><text:s text:c="6"/>}],</text:p>
      <text:p text:style-name="Preformatted_20_Text"><text:s text:c="6"/>"authentication": [{</text:p>
      <text:p text:style-name="Preformatted_20_Text"><text:s text:c="8"/>"type": "RsaSignatureAuthentication2018",</text:p>
      <text:p text:style-name="Preformatted_20_Text"><text:s text:c="8"/>"publicKey": "#keys-2"</text:p>
      <text:p text:style-name="Preformatted_20_Text"><text:s text:c="6"/>}],</text:p>
      <text:p text:style-name="Preformatted_20_Text"><text:s text:c="2"/>...</text:p>
      <text:p text:style-name="Preformatted_20_Text">}</text:p>
      <text:p text:style-name="First_20_paragraph"/>
      <text:p text:style-name="First_20_paragraph">Note that the <text:span text:style-name="T1">id</text:span> is not known yet, because the transaction referencing this supplementary document has not occurred.</text:p>
      <text:p text:style-name="Text_20_body">Example: in the <text:a xlink:type="simple" xlink:href="https://weboftrustinfo.github.io/btcr-tx-playground.github.io/" text:style-name="Internet_20_link" text:visited-style-name="Visited_20_Internet_20_Link"><text:span text:style-name="Definition">BTCR Playground</text:span></text:a> the final output for <text:span text:style-name="T1">did:btcr:xkyt-fzgq-qq87-xnhn</text:span> is:</text:p>
      <text:p text:style-name="Preformatted_20_Text">{</text:p>
      <text:p text:style-name="Preformatted_20_Text"><text:s text:c="6"/>"@context": "https://w3id.org/did/v1",</text:p>
      <text:p text:style-name="Preformatted_20_Text"><text:s text:c="6"/>"id": "did:btcr:xkyt-fzgq-qq87-xnhn",</text:p>
      <text:p text:style-name="Preformatted_20_Text"><text:s text:c="6"/>"publicKey": [</text:p>
      <text:p text:style-name="Preformatted_20_Text"><text:s text:c="8"/>{</text:p>
      <text:p text:style-name="Preformatted_20_Text"><text:s text:c="12"/>"id": "did:btcr:xkyt-fzgq-qq87-xnhn#keys-1",</text:p>
      <text:p text:style-name="Preformatted_20_Text"><text:s text:c="12"/>"owner": "did:btcr:xkyt-fzgq-qq87-xnhn",</text:p>
      <text:p text:style-name="Preformatted_20_Text"><text:s text:c="12"/>"type": "EdDsaSAPublicKeySecp256k1",</text:p>
      <text:p text:style-name="Preformatted_20_Text"><text:s text:c="12"/>"publicKeyHex": "0280e0b456b9e97eecb8028215664c5b99ffa79628b60798edd9d562c6db1e4f85"</text:p>
      <text:p text:style-name="Preformatted_20_Text"><text:s text:c="8"/>},</text:p>
      <text:p text:style-name="Preformatted_20_Text"><text:s text:c="8"/>{</text:p>
      <text:p text:style-name="Preformatted_20_Text"><text:s text:c="12"/>"id": "did:btcr:xkyt-fzgq-qq87-xnhn#keys-2",</text:p>
      <text:p text:style-name="Preformatted_20_Text"><text:s text:c="12"/>"type": "RsaVerificationKey2018",</text:p>
      <text:p text:style-name="Preformatted_20_Text"><text:s text:c="12"/>"publicKeyPem": "-----BEGIN PUBLIC KEY...END PUBLIC KEY-----\r\n",</text:p>
      <text:p text:style-name="Preformatted_20_Text"><text:s text:c="12"/>"owner": "did:btcr:xkyt-fzgq-qq87-xnhn"</text:p>
      <text:p text:style-name="Preformatted_20_Text"><text:s text:c="8"/>}</text:p>
      <text:p text:style-name="Preformatted_20_Text"><text:s text:c="6"/>],</text:p>
      <text:p text:style-name="Preformatted_20_Text"><text:s text:c="6"/>"authentication": [</text:p>
      <text:p text:style-name="Preformatted_20_Text"><text:s text:c="8"/>{</text:p>
      <text:p text:style-name="Preformatted_20_Text"><text:s text:c="12"/>"type": "EdDsaSAPublicKeySecp256k1Authentication",</text:p>
      <text:p text:style-name="Preformatted_20_Text"><text:s text:c="12"/>"publicKey": "#keys-1"</text:p>
      <text:p text:style-name="Preformatted_20_Text"><text:s text:c="8"/>},</text:p>
      <text:p text:style-name="Preformatted_20_Text"><text:s text:c="8"/>{</text:p>
      <text:p text:style-name="Preformatted_20_Text"><text:s text:c="12"/>"type": "RsaSignatureAuthentication2018",</text:p>
      <text:p text:style-name="Preformatted_20_Text"><text:s text:c="12"/>"publicKey": "#keys-2"</text:p>
      <text:p text:style-name="Preformatted_20_Text"><text:s text:c="8"/>}</text:p>
      <text:p text:style-name="Preformatted_20_Text"><text:s text:c="6"/>],</text:p>
      <text:p text:style-name="Preformatted_20_Text"><text:s text:c="6"/>"service": [</text:p>
      <text:p text:style-name="Preformatted_20_Text"><text:s text:c="9"/>{</text:p>
      <text:p text:style-name="Preformatted_20_Text"><text:s text:c="13"/>"type": "BTCREndpoint",</text:p>
      <text:p text:style-name="Preformatted_20_Text"><text:soft-page-break/><text:s text:c="14"/>"serviceEndpoint": "https://raw.githubusercontent.com/kimdhamilton/did/master/ddo.jsonld"</text:p>
      <text:p text:style-name="Preformatted_20_Text"><text:s text:c="9"/>}</text:p>
      <text:p text:style-name="Preformatted_20_Text"><text:s text:c="6"/>],</text:p>
      <text:p text:style-name="Preformatted_20_Text"><text:s text:c="6"/>"SatoshiAuditTrail": [</text:p>
      <text:p text:style-name="Preformatted_20_Text"><text:s text:c="8"/>{</text:p>
      <text:p text:style-name="Preformatted_20_Text"><text:s text:c="12"/>"chain": "testnet",</text:p>
      <text:p text:style-name="Preformatted_20_Text"><text:s text:c="12"/>"blockhash": "0000000000000722ded9d85d67e145ba41c53ef2e8680f75540a08b885febba5",</text:p>
      <text:p text:style-name="Preformatted_20_Text"><text:s text:c="12"/>"blockindex": 2,</text:p>
      <text:p text:style-name="Preformatted_20_Text"><text:s text:c="12"/>"outputindex": 1,</text:p>
      <text:p text:style-name="Preformatted_20_Text"><text:s text:c="12"/>"blocktime": "2017-09-23T17:27:56.682Z",</text:p>
      <text:p text:style-name="Preformatted_20_Text"><text:s text:c="12"/>"time": 1499501000,</text:p>
      <text:p text:style-name="Preformatted_20_Text"><text:s text:c="12"/>"timereceived": "2017-09-23T17:27:56.682Z",</text:p>
      <text:p text:style-name="Preformatted_20_Text"><text:s text:c="12"/>"burn-fee": -0.05</text:p>
      <text:p text:style-name="Preformatted_20_Text"><text:s text:c="8"/>}</text:p>
      <text:p text:style-name="Preformatted_20_Text"><text:s text:c="6"/>]</text:p>
      <text:p text:style-name="Preformatted_20_Text"/>
      <text:p text:style-name="Horizontal_20_Line"/>
      <text:h text:style-name="Heading_20_2" text:outline-level="2">Additional Credits</text:h>
      <text:p text:style-name="Text_20_body"><text:span text:style-name="T3">Lead Author: </text:span><text:span text:style-name="T4">Kim Hamilton Duffy</text:span></text:p>
      <text:p text:style-name="Text_20_body"><text:span text:style-name="T3">Other Authors:</text:span><text:span text:style-name="T2"> </text:span><text:span text:style-name="T4">Christopher Allen, Ryan Grant, and Dan Pape</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5">th</text:span> to 8<text:span text:style-name="T5">th</text:span>, 2018, over 40 tech visionaries came together in Santa Barbara, California to talk about the future of decentralized trust on the internet with the goal of writing 3-5 white papers and specs. This is one of them.</text:p>
      <text:p text:style-name="Text_20_body"><text:span text:style-name="T6">Named Sponsors List:</text:span> Sovrin Foundation, PTB Holdings</text:p>
      <text:p text:style-name="Text_20_body"><text:span text:style-name="T6">Workshop Credits:</text:span> Christopher Allen (Founder), Joe Andrieu, PMP (Producer and Facilitator), Shannon Appelcline (Editor-in-chief), Erica Connell (Event Coordinator), Claire Rumore (Graphical Recorder), and The Narrative Loft (Venue)</text:p>
      <text:p text:style-name="P3">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ext:soft-page-break/>The next Rebooting the Web of Trust design workshop is scheduled for for Fall 2018.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4-13T16:27:36" text:fixed="true">04/13/18</text:date><text:tab/><text:title>BTCR DID Resolver Specification</text:title><text:tab/><text:page-number text:select-page="current">7</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TCR DID Resolver Specification</dc:title>
    <dc:date>2018-04-13T16:37:26</dc:date>
    <dc:creator>Shannon Appelcline</dc:creator>
    <meta:editing-duration>PT10M31S</meta:editing-duration>
    <meta:editing-cycles>3</meta:editing-cycles>
    <meta:generator>OpenOffice/4.1.5$Unix OpenOffice.org_project/415m1$Build-9789</meta:generator>
    <meta:document-statistic meta:table-count="0" meta:image-count="1" meta:object-count="0" meta:page-count="7" meta:paragraph-count="188" meta:word-count="1326" meta:character-count="10482"/>
  </office:meta>
</office:document-meta>
</file>